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BDD test cases for Log-in Functionality:</text:p>
      <text:p text:style-name="Normal"/>
      <text:p text:style-name="Normal"/>
      <text:p text:style-name="Normal">Feature: As a user I want to login so that I can use my account facility</text:p>
      <text:p text:style-name="Normal">Scenario: User should be able to login with valid credentials</text:p>
      <text:p text:style-name="Normal">Given user is on login page</text:p>
      <text:p text:style-name="Normal">When user type<text:s/>valid<text:s/>username as “JackSmith”</text:p>
      <text:p text:style-name="Normal">And user type<text:s/>valid<text:s/>password as “test1234”</text:p>
      <text:p text:style-name="Normal">And user click on log in button</text:p>
      <text:p text:style-name="Normal">Then user should be logged in</text:p>
      <text:p text:style-name="Normal">And user should see<text:s/>“Welcome User”<text:s/>message on top right corner.</text:p>
      <text:p text:style-name="Normal"/>
      <text:p text:style-name="Normal">Scenario: User should not be logged in with invalid credentials</text:p>
      <text:p text:style-name="Normal">Given user is on login page</text:p>
      <text:p text:style-name="Normal">When<text:s/>user type invalid username as “JackBasic”</text:p>
      <text:p text:style-name="Normal">And user type invalid password as “abc1234”</text:p>
      <text:p text:style-name="Normal">And user click on log in button</text:p>
      <text:p text:style-name="Normal">Then user should not be<text:s/><text:s/>logged in</text:p>
      <text:p text:style-name="Normal">And user should see Error<text:s/>message.</text:p>
      <text:p text:style-name="Normal"/>
      <text:p text:style-name="Normal">Scenario: User should not be logged in with valid username and invalid password</text:p>
      <text:p text:style-name="Normal">Given user is on login page</text:p>
      <text:p text:style-name="Normal">When user type valid username as “JackSmith”</text:p>
      <text:p text:style-name="Normal">And user type invalid password as “abc1234”</text:p>
      <text:p text:style-name="Normal">And user click on log in button</text:p>
      <text:p text:style-name="Normal">Then user should not be logged in</text:p>
      <text:p text:style-name="Normal">And user should see Error<text:s/>message.</text:p>
      <text:p text:style-name="Normal"/>
      <text:p text:style-name="Normal">Scenario: User should not be logged in with invalid username and valid password</text:p>
      <text:p text:style-name="Normal">Given user is on login page</text:p>
      <text:p text:style-name="Normal">When user type invalid username as “JackBasic”</text:p>
      <text:soft-page-break/>
      <text:p text:style-name="Normal">And user type valid password as “test1234”</text:p>
      <text:p text:style-name="Normal">And user click on log in button</text:p>
      <text:p text:style-name="Normal">Then user should not be logged in</text:p>
      <text:p text:style-name="Normal">And user should see Error<text:s/>message.</text:p>
      <text:p text:style-name="Normal"/>
      <text:p text:style-name="Normal">Scenario: User should not be logged in with empty username and valid password</text:p>
      <text:p text:style-name="Normal">Given user is on login page</text:p>
      <text:p text:style-name="Normal">When user<text:s/>does not<text:s/>type<text:s/>any username<text:s/></text:p>
      <text:p text:style-name="Normal">And user type valid password as “test1234”</text:p>
      <text:p text:style-name="Normal">And user click on log in button</text:p>
      <text:p text:style-name="Normal">Then user should not be logged in</text:p>
      <text:p text:style-name="Normal">And user should see Error<text:s/>message.</text:p>
      <text:p text:style-name="Normal"/>
      <text:p text:style-name="Normal">Scenario: User should not be logged in with valid username and empty password</text:p>
      <text:p text:style-name="Normal">Given user is on login page</text:p>
      <text:p text:style-name="Normal">When user type valid username as “JackSmith”</text:p>
      <text:p text:style-name="Normal">And user does not type any password<text:s/></text:p>
      <text:p text:style-name="Normal">And user click on log in button</text:p>
      <text:p text:style-name="Normal">Then user should not be logged in</text:p>
      <text:p text:style-name="Normal">And user should see Error message.</text:p>
      <text:p text:style-name="Normal"/>
      <text:p text:style-name="Normal">Scenario: User should not be logged in without credentials<text:s/></text:p>
      <text:p text:style-name="Normal">Given user is on login page</text:p>
      <text:p text:style-name="Normal">When user does not type any username<text:s/></text:p>
      <text:p text:style-name="Normal">And user does not type any password<text:s/></text:p>
      <text:p text:style-name="Normal">And user click on log in button</text:p>
      <text:p text:style-name="Normal">Then user should not be logged in</text:p>
      <text:p text:style-name="Normal">And user should see Error message.</text:p>
      <text:p text:style-name="Normal"/>
      <text:p text:style-name="Normal">Scenario: User should not be logged in with invalid username and empty password</text:p>
      <text:p text:style-name="Normal">Given user is on login page</text:p>
      <text:soft-page-break/>
      <text:p text:style-name="Normal">When user type invalid username as “JackBasic”</text:p>
      <text:p text:style-name="Normal">And user does not type any password</text:p>
      <text:p text:style-name="Normal">And user click on log in button</text:p>
      <text:p text:style-name="Normal">Then user should not be logged in</text:p>
      <text:p text:style-name="Normal">And user should see Error message.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irit Suhagiya</meta:initial-creator>
    <dc:creator>Kirit Suhagiya</dc:creator>
    <meta:creation-date>2023-03-22T16:36:00Z</meta:creation-date>
    <dc:date>2023-03-22T17:43:00Z</dc:date>
    <meta:template xlink:href="Normal" xlink:type="simple"/>
    <meta:editing-cycles>1</meta:editing-cycles>
    <meta:editing-duration>PT3600S</meta:editing-duration>
    <meta:document-statistic meta:page-count="3" meta:paragraph-count="4" meta:word-count="365" meta:character-count="2442" meta:row-count="17" meta:non-whitespace-character-count="2081"/>
  </office:meta>
</office:document-meta>
</file>